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3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437in"/>
    </style:style>
    <style:style style:name="co3" style:family="table-column">
      <style:table-column-properties fo:break-before="auto" style:column-width="2.6673in"/>
    </style:style>
    <style:style style:name="co4" style:family="table-column">
      <style:table-column-properties fo:break-before="auto" style:column-width="1.8264in"/>
    </style:style>
    <style:style style:name="co5" style:family="table-column">
      <style:table-column-properties fo:break-before="auto" style:column-width="3.5307in"/>
    </style:style>
    <style:style style:name="co6" style:family="table-column">
      <style:table-column-properties fo:break-before="auto" style:column-width="4.5354in"/>
    </style:style>
    <style:style style:name="co7" style:family="table-column">
      <style:table-column-properties fo:break-before="auto" style:column-width="0.5917in"/>
    </style:style>
    <style:style style:name="co8" style:family="table-column">
      <style:table-column-properties fo:break-before="auto" style:column-width="2.198in"/>
    </style:style>
    <style:style style:name="co9" style:family="table-column">
      <style:table-column-properties fo:break-before="auto" style:column-width="1.2252in"/>
    </style:style>
    <style:style style:name="co10" style:family="table-column">
      <style:table-column-properties fo:break-before="auto" style:column-width="1.4437in"/>
    </style:style>
    <style:style style:name="co11" style:family="table-column">
      <style:table-column-properties fo:break-before="auto" style:column-width="2.0665in"/>
    </style:style>
    <style:style style:name="co12" style:family="table-column">
      <style:table-column-properties fo:break-before="auto" style:column-width="1.9791in"/>
    </style:style>
    <style:style style:name="co13" style:family="table-column">
      <style:table-column-properties fo:break-before="auto" style:column-width="2.1756in"/>
    </style:style>
    <style:style style:name="co14" style:family="table-column">
      <style:table-column-properties fo:break-before="auto" style:column-width="1.4764in"/>
    </style:style>
    <style:style style:name="co15" style:family="table-column">
      <style:table-column-properties fo:break-before="auto" style:column-width="1.2799in"/>
    </style:style>
    <style:style style:name="co16" style:family="table-column">
      <style:table-column-properties fo:break-before="auto" style:column-width="2.8311in"/>
    </style:style>
    <style:style style:name="co17" style:family="table-column">
      <style:table-column-properties fo:break-before="auto" style:column-width="1.302in"/>
    </style:style>
    <style:style style:name="co18" style:family="table-column">
      <style:table-column-properties fo:break-before="auto" style:column-width="1.2909in"/>
    </style:style>
    <style:style style:name="co19" style:family="table-column">
      <style:table-column-properties fo:break-before="auto" style:column-width="2.0772in"/>
    </style:style>
    <style:style style:name="co20" style:family="table-column">
      <style:table-column-properties fo:break-before="auto" style:column-width="2.0992in"/>
    </style:style>
    <style:style style:name="co21" style:family="table-column">
      <style:table-column-properties fo:break-before="auto" style:column-width="1.0173in"/>
    </style:style>
    <style:style style:name="co22" style:family="table-column">
      <style:table-column-properties fo:break-before="auto" style:column-width="1.389in"/>
    </style:style>
    <style:style style:name="co23" style:family="table-column">
      <style:table-column-properties fo:break-before="auto" style:column-width="1.4327in"/>
    </style:style>
    <style:style style:name="co24" style:family="table-column">
      <style:table-column-properties fo:break-before="auto" style:column-width="1.7063in"/>
    </style:style>
    <style:style style:name="co25" style:family="table-column">
      <style:table-column-properties fo:break-before="auto" style:column-width="1.6291in"/>
    </style:style>
    <style:style style:name="co26" style:family="table-column">
      <style:table-column-properties fo:break-before="auto" style:column-width="0.8646in"/>
    </style:style>
    <style:style style:name="co27" style:family="table-column">
      <style:table-column-properties fo:break-before="auto" style:column-width="3.6835in"/>
    </style:style>
    <style:style style:name="co28" style:family="table-column">
      <style:table-column-properties fo:break-before="auto" style:column-width="0.7882in"/>
    </style:style>
    <style:style style:name="co29" style:family="table-column">
      <style:table-column-properties fo:break-before="auto" style:column-width="5.6827in"/>
    </style:style>
    <style:style style:name="co30" style:family="table-column">
      <style:table-column-properties fo:break-before="auto" style:column-width="1.4in"/>
    </style:style>
    <style:style style:name="co31" style:family="table-column">
      <style:table-column-properties fo:break-before="auto" style:column-width="5.8791in"/>
    </style:style>
    <style:style style:name="co32" style:family="table-column">
      <style:table-column-properties fo:break-before="auto" style:column-width="0.7445in"/>
    </style:style>
    <style:style style:name="co33" style:family="table-column">
      <style:table-column-properties fo:break-before="auto" style:column-width="5.0055in"/>
    </style:style>
    <style:style style:name="co34" style:family="table-column">
      <style:table-column-properties fo:break-before="auto" style:column-width="1.061in"/>
    </style:style>
    <style:style style:name="co35" style:family="table-column">
      <style:table-column-properties fo:break-before="auto" style:column-width="1.2583in"/>
    </style:style>
    <style:style style:name="co36" style:family="table-column">
      <style:table-column-properties fo:break-before="auto" style:column-width="0.6244in"/>
    </style:style>
    <style:style style:name="co38" style:family="table-column">
      <style:table-column-properties fo:break-before="auto" style:column-width="0.5264in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ce1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8" table:visibility="collapse" table:number-columns-repeated="2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10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7" table:number-columns-repeated="3" table:default-cell-style-name="Default"/>
        <table:table-row table:style-name="ro3">
          <table:table-cell office:value-type="string">
            <text:p>HITId</text:p>
          </table:table-cell>
          <table:table-cell office:value-type="string">
            <text:p>HITTyp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Keywords</text:p>
          </table:table-cell>
          <table:table-cell table:style-name="Default" office:value-type="string">
            <text:p>Reward</text:p>
          </table:table-cell>
          <table:table-cell office:value-type="string">
            <text:p>CreationTime</text:p>
          </table:table-cell>
          <table:table-cell office:value-type="string">
            <text:p>MaxAssignments</text:p>
          </table:table-cell>
          <table:table-cell office:value-type="string">
            <text:p>RequesterAnnotation</text:p>
          </table:table-cell>
          <table:table-cell office:value-type="string">
            <text:p>AssignmentDurationInSeconds</text:p>
          </table:table-cell>
          <table:table-cell office:value-type="string">
            <text:p>AutoApprovalDelayInSeconds</text:p>
          </table:table-cell>
          <table:table-cell office:value-type="string">
            <text:p>Expiration</text:p>
          </table:table-cell>
          <table:table-cell office:value-type="string">
            <text:p>NumberOfSimilarHITs</text:p>
          </table:table-cell>
          <table:table-cell office:value-type="string">
            <text:p>LifetimeInSeconds</text:p>
          </table:table-cell>
          <table:table-cell office:value-type="string">
            <text:p>AssignmentId</text:p>
          </table:table-cell>
          <table:table-cell office:value-type="string">
            <text:p>WorkerId</text:p>
          </table:table-cell>
          <table:table-cell office:value-type="string">
            <text:p>AssignmentStatus</text:p>
          </table:table-cell>
          <table:table-cell office:value-type="string">
            <text:p>AcceptTime</text:p>
          </table:table-cell>
          <table:table-cell office:value-type="string">
            <text:p>SubmitTime</text:p>
          </table:table-cell>
          <table:table-cell office:value-type="string">
            <text:p>AutoApprovalTime</text:p>
          </table:table-cell>
          <table:table-cell office:value-type="string">
            <text:p>ApprovalTime</text:p>
          </table:table-cell>
          <table:table-cell office:value-type="string">
            <text:p>RejectionTime</text:p>
          </table:table-cell>
          <table:table-cell office:value-type="string">
            <text:p>RequesterFeedback</text:p>
          </table:table-cell>
          <table:table-cell office:value-type="string">
            <text:p>WorkTimeInSeconds</text:p>
          </table:table-cell>
          <table:table-cell office:value-type="string">
            <text:p>LifetimeApprovalRate</text:p>
          </table:table-cell>
          <table:table-cell office:value-type="string">
            <text:p>Last30DaysApprovalRate</text:p>
          </table:table-cell>
          <table:table-cell office:value-type="string">
            <text:p>Last7DaysApprovalRate</text:p>
          </table:table-cell>
          <table:table-cell office:value-type="string">
            <text:p>Answer.age</text:p>
          </table:table-cell>
          <table:table-cell office:value-type="string">
            <text:p>Answer.comments</text:p>
          </table:table-cell>
          <table:table-cell office:value-type="string">
            <text:p>Answer.e1</text:p>
          </table:table-cell>
          <table:table-cell office:value-type="string">
            <text:p>Answer.e1_comment</text:p>
          </table:table-cell>
          <table:table-cell office:value-type="string">
            <text:p>Answer.e1_success</text:p>
          </table:table-cell>
          <table:table-cell office:value-type="string">
            <text:p>Answer.e2</text:p>
          </table:table-cell>
          <table:table-cell office:value-type="string">
            <text:p>Answer.e2_comment</text:p>
          </table:table-cell>
          <table:table-cell office:value-type="string">
            <text:p>Answer.e2_success</text:p>
          </table:table-cell>
          <table:table-cell office:value-type="string">
            <text:p>Answer.e3</text:p>
          </table:table-cell>
          <table:table-cell office:value-type="string">
            <text:p>Answer.e3_comment</text:p>
          </table:table-cell>
          <table:table-cell office:value-type="string">
            <text:p>Answer.e3_success</text:p>
          </table:table-cell>
          <table:table-cell office:value-type="string">
            <text:p>Answer.gender</text:p>
          </table:table-cell>
          <table:table-cell office:value-type="string">
            <text:p>Answer.nativelang</text:p>
          </table:table-cell>
          <table:table-cell office:value-type="string">
            <text:p>Approve</text:p>
          </table:table-cell>
          <table:table-cell office:value-type="string">
            <text:p>Reject</text:p>
          </table:table-cell>
          <table:table-cell office:value-type="string">
            <text:p>annotatedAndVerified</text:p>
          </table:table-cell>
          <table:table-cell/>
          <table:table-cell office:value-type="string">
            <text:p>tot</text:p>
          </table:table-cell>
        </table:table-row>
        <table:table-row table:style-name="ro2">
          <table:table-cell office:value-type="string">
            <text:p>24VWIOV1S7SNJJ71LXUYLZ8NABOKZH</text:p>
          </table:table-cell>
          <table:table-cell office:value-type="string">
            <text:p>24YF3Q0JG5TY2TQHP7V9N9SSSJ2IEJ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75</text:p>
          </table:table-cell>
          <table:table-cell office:value-type="string">
            <text:p>Wed Sep 26 04:17:50 GMT 2012</text:p>
          </table:table-cell>
          <table:table-cell office:value-type="float" office:value="10">
            <text:p>10</text:p>
          </table:table-cell>
          <table:table-cell office:value-type="string">
            <text:p>BatchId:918793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0 04:17:50 GMT 2012</text:p>
          </table:table-cell>
          <table:table-cell table:number-columns-repeated="2"/>
          <table:table-cell office:value-type="string">
            <text:p>21KQV66RLPHI99VGN6MKQ62NQ2ME6C</text:p>
          </table:table-cell>
          <table:table-cell office:value-type="string">
            <text:p>AA7IUKNPM8ED2</text:p>
          </table:table-cell>
          <table:table-cell office:value-type="string">
            <text:p>Approved</text:p>
          </table:table-cell>
          <table:table-cell office:value-type="string">
            <text:p>Wed Sep 26 04:22:52 GMT 2012</text:p>
          </table:table-cell>
          <table:table-cell office:value-type="string">
            <text:p>Wed Sep 26 04:30:08 GMT 2012</text:p>
          </table:table-cell>
          <table:table-cell office:value-type="string">
            <text:p>Tue Oct 02 21:30:08 PDT 2012</text:p>
          </table:table-cell>
          <table:table-cell office:value-type="string">
            <text:p>Tue Sep 25 21:53:52 PDT 2012</text:p>
          </table:table-cell>
          <table:table-cell table:number-columns-repeated="2"/>
          <table:table-cell office:value-type="float" office:value="436">
            <text:p>436</text:p>
          </table:table-cell>
          <table:table-cell table:number-columns-repeated="3" office:value-type="string">
            <text:p>100% (1/1)</text:p>
          </table:table-cell>
          <table:table-cell office:value-type="float" office:value="36">
            <text:p>36</text:p>
          </table:table-cell>
          <table:table-cell office:value-type="string">
            <text:p>Interesting project!</text:p>
          </table:table-cell>
          <table:table-cell office:value-type="string">
            <text:p>Happy</text:p>
          </table:table-cell>
          <table:table-cell office:value-type="string">
            <text:p>Feeling it on my birthday gave it away! <text:s/>"Happiness" was the guess, I had "Happy".</text:p>
          </table:table-cell>
          <table:table-cell office:value-type="string">
            <text:p>yes</text:p>
          </table:table-cell>
          <table:table-cell office:value-type="string">
            <text:p>Loving</text:p>
          </table:table-cell>
          <table:table-cell office:value-type="string">
            <text:p>Positive, happy, directed at another person - "Love" was the guess, I had "Loving"</text:p>
          </table:table-cell>
          <table:table-cell office:value-type="string">
            <text:p>yes</text:p>
          </table:table-cell>
          <table:table-cell office:value-type="string">
            <text:p>Resentful</text:p>
          </table:table-cell>
          <table:table-cell office:value-type="string">
            <text:p>angry, sad, frustrated - close, but not exactly the "Resentful" I was looking for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2">
          <table:table-cell office:value-type="string">
            <text:p>24VWIOV1S7SNJJ71LXUYLZ8NABOKZH</text:p>
          </table:table-cell>
          <table:table-cell office:value-type="string">
            <text:p>24YF3Q0JG5TY2TQHP7V9N9SSSJ2IEJ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75</text:p>
          </table:table-cell>
          <table:table-cell office:value-type="string">
            <text:p>Wed Sep 26 04:17:50 GMT 2012</text:p>
          </table:table-cell>
          <table:table-cell office:value-type="float" office:value="10">
            <text:p>10</text:p>
          </table:table-cell>
          <table:table-cell office:value-type="string">
            <text:p>BatchId:918793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0 04:17:50 GMT 2012</text:p>
          </table:table-cell>
          <table:table-cell table:number-columns-repeated="2"/>
          <table:table-cell office:value-type="string">
            <text:p>24MU00OQKKA4YO6TJYL2E80E3CVXXX</text:p>
          </table:table-cell>
          <table:table-cell office:value-type="string">
            <text:p>A33L61XKPX76DB</text:p>
          </table:table-cell>
          <table:table-cell office:value-type="string">
            <text:p>Approved</text:p>
          </table:table-cell>
          <table:table-cell office:value-type="string">
            <text:p>Wed Sep 26 04:19:47 GMT 2012</text:p>
          </table:table-cell>
          <table:table-cell office:value-type="string">
            <text:p>Wed Sep 26 04:26:34 GMT 2012</text:p>
          </table:table-cell>
          <table:table-cell office:value-type="string">
            <text:p>Tue Oct 02 21:26:34 PDT 2012</text:p>
          </table:table-cell>
          <table:table-cell office:value-type="string">
            <text:p>Tue Sep 25 21:53:52 PDT 2012</text:p>
          </table:table-cell>
          <table:table-cell table:number-columns-repeated="2"/>
          <table:table-cell office:value-type="float" office:value="407">
            <text:p>407</text:p>
          </table:table-cell>
          <table:table-cell table:number-columns-repeated="3" office:value-type="string">
            <text:p>100% (1/1)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sadness</text:p>
          </table:table-cell>
          <table:table-cell/>
          <table:table-cell office:value-type="string">
            <text:p>yes</text:p>
          </table:table-cell>
          <table:table-cell office:value-type="string">
            <text:p>fear</text:p>
          </table:table-cell>
          <table:table-cell/>
          <table:table-cell office:value-type="string">
            <text:p>yes</text:p>
          </table:table-cell>
          <table:table-cell office:value-type="string">
            <text:p>melancholy</text:p>
          </table:table-cell>
          <table:table-cell/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2">
          <table:table-cell office:value-type="string">
            <text:p>24VWIOV1S7SNJJ71LXUYLZ8NABOKZH</text:p>
          </table:table-cell>
          <table:table-cell office:value-type="string">
            <text:p>24YF3Q0JG5TY2TQHP7V9N9SSSJ2IEJ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75</text:p>
          </table:table-cell>
          <table:table-cell office:value-type="string">
            <text:p>Wed Sep 26 04:17:50 GMT 2012</text:p>
          </table:table-cell>
          <table:table-cell office:value-type="float" office:value="10">
            <text:p>10</text:p>
          </table:table-cell>
          <table:table-cell office:value-type="string">
            <text:p>BatchId:918793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0 04:17:50 GMT 2012</text:p>
          </table:table-cell>
          <table:table-cell table:number-columns-repeated="2"/>
          <table:table-cell office:value-type="string">
            <text:p>273AT2D5NQYNLLHBRF751YMNJ8H84L</text:p>
          </table:table-cell>
          <table:table-cell office:value-type="string">
            <text:p>A34ZHROFSVEF6V</text:p>
          </table:table-cell>
          <table:table-cell office:value-type="string">
            <text:p>Approved</text:p>
          </table:table-cell>
          <table:table-cell office:value-type="string">
            <text:p>Wed Sep 26 04:20:24 GMT 2012</text:p>
          </table:table-cell>
          <table:table-cell office:value-type="string">
            <text:p>Wed Sep 26 04:32:45 GMT 2012</text:p>
          </table:table-cell>
          <table:table-cell office:value-type="string">
            <text:p>Tue Oct 02 21:32:45 PDT 2012</text:p>
          </table:table-cell>
          <table:table-cell office:value-type="string">
            <text:p>Tue Sep 25 21:53:52 PDT 2012</text:p>
          </table:table-cell>
          <table:table-cell table:number-columns-repeated="2"/>
          <table:table-cell office:value-type="float" office:value="741">
            <text:p>741</text:p>
          </table:table-cell>
          <table:table-cell table:number-columns-repeated="3" office:value-type="string">
            <text:p>100% (1/1)</text:p>
          </table:table-cell>
          <table:table-cell office:value-type="float" office:value="42">
            <text:p>42</text:p>
          </table:table-cell>
          <table:table-cell office:value-type="string">
            <text:p>I'm not sure conflicted was really a fair choice.</text:p>
          </table:table-cell>
          <table:table-cell office:value-type="string">
            <text:p>Angry</text:p>
          </table:table-cell>
          <table:table-cell office:value-type="string">
            <text:p>6 questions</text:p>
          </table:table-cell>
          <table:table-cell office:value-type="string">
            <text:p>Yes</text:p>
          </table:table-cell>
          <table:table-cell office:value-type="string">
            <text:p>Confused</text:p>
          </table:table-cell>
          <table:table-cell office:value-type="string">
            <text:p>10 questions</text:p>
          </table:table-cell>
          <table:table-cell office:value-type="string">
            <text:p>yes</text:p>
          </table:table-cell>
          <table:table-cell office:value-type="string">
            <text:p>Conflicted</text:p>
          </table:table-cell>
          <table:table-cell office:value-type="string">
            <text:p>It didn't get it.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2">
          <table:table-cell office:value-type="string">
            <text:p>24VWIOV1S7SNJJ71LXUYLZ8NABOKZH</text:p>
          </table:table-cell>
          <table:table-cell office:value-type="string">
            <text:p>24YF3Q0JG5TY2TQHP7V9N9SSSJ2IEJ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75</text:p>
          </table:table-cell>
          <table:table-cell office:value-type="string">
            <text:p>Wed Sep 26 04:17:50 GMT 2012</text:p>
          </table:table-cell>
          <table:table-cell office:value-type="float" office:value="10">
            <text:p>10</text:p>
          </table:table-cell>
          <table:table-cell office:value-type="string">
            <text:p>BatchId:918793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0 04:17:50 GMT 2012</text:p>
          </table:table-cell>
          <table:table-cell table:number-columns-repeated="2"/>
          <table:table-cell office:value-type="string">
            <text:p>27MLRGNTBJ3M2JBQ6LYNE2KHIL68U9</text:p>
          </table:table-cell>
          <table:table-cell office:value-type="string">
            <text:p>AYSX5GNO640MZ</text:p>
          </table:table-cell>
          <table:table-cell office:value-type="string">
            <text:p>Approved</text:p>
          </table:table-cell>
          <table:table-cell office:value-type="string">
            <text:p>Wed Sep 26 04:20:41 GMT 2012</text:p>
          </table:table-cell>
          <table:table-cell office:value-type="string">
            <text:p>Wed Sep 26 04:30:10 GMT 2012</text:p>
          </table:table-cell>
          <table:table-cell office:value-type="string">
            <text:p>Tue Oct 02 21:30:10 PDT 2012</text:p>
          </table:table-cell>
          <table:table-cell office:value-type="string">
            <text:p>Tue Sep 25 21:53:52 PDT 2012</text:p>
          </table:table-cell>
          <table:table-cell table:number-columns-repeated="2"/>
          <table:table-cell office:value-type="float" office:value="569">
            <text:p>569</text:p>
          </table:table-cell>
          <table:table-cell table:number-columns-repeated="3" office:value-type="string">
            <text:p>100% (1/1)</text:p>
          </table:table-cell>
          <table:table-cell office:value-type="float" office:value="25">
            <text:p>25</text:p>
          </table:table-cell>
          <table:table-cell office:value-type="string">
            <text:p>the computer did a good job resentment was a hard one.</text:p>
          </table:table-cell>
          <table:table-cell office:value-type="string">
            <text:p>anger</text:p>
          </table:table-cell>
          <table:table-cell office:value-type="string">
            <text:p>he got it on the 19th question. Their was also a question early on the said is it like anger</text:p>
          </table:table-cell>
          <table:table-cell office:value-type="string">
            <text:p>yes</text:p>
          </table:table-cell>
          <table:table-cell office:value-type="string">
            <text:p>love</text:p>
          </table:table-cell>
          <table:table-cell office:value-type="string">
            <text:p>he got it on the 7th guess</text:p>
          </table:table-cell>
          <table:table-cell office:value-type="string">
            <text:p>yes</text:p>
          </table:table-cell>
          <table:table-cell office:value-type="string">
            <text:p>resentment</text:p>
          </table:table-cell>
          <table:table-cell office:value-type="string">
            <text:p>he did not gues it after 20 question but made a lot of guesses.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2">
          <table:table-cell office:value-type="string">
            <text:p>24VWIOV1S7SNJJ71LXUYLZ8NABOKZH</text:p>
          </table:table-cell>
          <table:table-cell office:value-type="string">
            <text:p>24YF3Q0JG5TY2TQHP7V9N9SSSJ2IEJ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75</text:p>
          </table:table-cell>
          <table:table-cell office:value-type="string">
            <text:p>Wed Sep 26 04:17:50 GMT 2012</text:p>
          </table:table-cell>
          <table:table-cell office:value-type="float" office:value="10">
            <text:p>10</text:p>
          </table:table-cell>
          <table:table-cell office:value-type="string">
            <text:p>BatchId:918793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0 04:17:50 GMT 2012</text:p>
          </table:table-cell>
          <table:table-cell table:number-columns-repeated="2"/>
          <table:table-cell office:value-type="string">
            <text:p>2IHJWKUDD8XMR94O0VRBEUTOD5OMBU</text:p>
          </table:table-cell>
          <table:table-cell office:value-type="string">
            <text:p>A2SYRFPPV9WDEG</text:p>
          </table:table-cell>
          <table:table-cell office:value-type="string">
            <text:p>Approved</text:p>
          </table:table-cell>
          <table:table-cell office:value-type="string">
            <text:p>Wed Sep 26 04:24:05 GMT 2012</text:p>
          </table:table-cell>
          <table:table-cell office:value-type="string">
            <text:p>Wed Sep 26 04:45:36 GMT 2012</text:p>
          </table:table-cell>
          <table:table-cell office:value-type="string">
            <text:p>Tue Oct 02 21:45:36 PDT 2012</text:p>
          </table:table-cell>
          <table:table-cell office:value-type="string">
            <text:p>Tue Sep 25 21:53:52 PDT 2012</text:p>
          </table:table-cell>
          <table:table-cell table:number-columns-repeated="2"/>
          <table:table-cell office:value-type="float" office:value="1291">
            <text:p>1291</text:p>
          </table:table-cell>
          <table:table-cell table:number-columns-repeated="2" office:value-type="string">
            <text:p>100% (5/5)</text:p>
          </table:table-cell>
          <table:table-cell office:value-type="string">
            <text:p>100% (3/3)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Angry</text:p>
          </table:table-cell>
          <table:table-cell office:value-type="string">
            <text:p>I guess Anger was pretty simple because it guessed it in a few questions.</text:p>
          </table:table-cell>
          <table:table-cell office:value-type="string">
            <text:p>Yes</text:p>
          </table:table-cell>
          <table:table-cell office:value-type="string">
            <text:p>Envy</text:p>
          </table:table-cell>
          <table:table-cell office:value-type="string">
            <text:p>It guessed envy fairly quickly so I don't know if that means its not a medium emotion or not.</text:p>
          </table:table-cell>
          <table:table-cell office:value-type="string">
            <text:p>Yes</text:p>
          </table:table-cell>
          <table:table-cell office:value-type="string">
            <text:p>Pity</text:p>
          </table:table-cell>
          <table:table-cell office:value-type="string">
            <text:p>It wasn't able to guess Pity.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2">
          <table:table-cell office:value-type="string">
            <text:p>24VWIOV1S7SNJJ71LXUYLZ8NABOKZH</text:p>
          </table:table-cell>
          <table:table-cell office:value-type="string">
            <text:p>24YF3Q0JG5TY2TQHP7V9N9SSSJ2IEJ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75</text:p>
          </table:table-cell>
          <table:table-cell office:value-type="string">
            <text:p>Wed Sep 26 04:17:50 GMT 2012</text:p>
          </table:table-cell>
          <table:table-cell office:value-type="float" office:value="10">
            <text:p>10</text:p>
          </table:table-cell>
          <table:table-cell office:value-type="string">
            <text:p>BatchId:918793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0 04:17:50 GMT 2012</text:p>
          </table:table-cell>
          <table:table-cell table:number-columns-repeated="2"/>
          <table:table-cell office:value-type="string">
            <text:p>2MFHMVHVKCJ0H7YNY0A7HKQWDDS46W</text:p>
          </table:table-cell>
          <table:table-cell office:value-type="string">
            <text:p>A1RYJ9XER0P7P8</text:p>
          </table:table-cell>
          <table:table-cell office:value-type="string">
            <text:p>Approved</text:p>
          </table:table-cell>
          <table:table-cell office:value-type="string">
            <text:p>Wed Sep 26 04:22:19 GMT 2012</text:p>
          </table:table-cell>
          <table:table-cell office:value-type="string">
            <text:p>Wed Sep 26 04:39:19 GMT 2012</text:p>
          </table:table-cell>
          <table:table-cell office:value-type="string">
            <text:p>Tue Oct 02 21:39:19 PDT 2012</text:p>
          </table:table-cell>
          <table:table-cell office:value-type="string">
            <text:p>Tue Sep 25 21:53:53 PDT 2012</text:p>
          </table:table-cell>
          <table:table-cell table:number-columns-repeated="2"/>
          <table:table-cell office:value-type="float" office:value="1020">
            <text:p>1020</text:p>
          </table:table-cell>
          <table:table-cell table:number-columns-repeated="3" office:value-type="string">
            <text:p>100% (1/1)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sad</text:p>
          </table:table-cell>
          <table:table-cell/>
          <table:table-cell office:value-type="string">
            <text:p>yes</text:p>
          </table:table-cell>
          <table:table-cell office:value-type="string">
            <text:p>angry</text:p>
          </table:table-cell>
          <table:table-cell/>
          <table:table-cell office:value-type="string">
            <text:p>yes</text:p>
          </table:table-cell>
          <table:table-cell office:value-type="string">
            <text:p>depressed</text:p>
          </table:table-cell>
          <table:table-cell/>
          <table:table-cell office:value-type="string">
            <text:p>yes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2">
          <table:table-cell office:value-type="string">
            <text:p>24VWIOV1S7SNJJ71LXUYLZ8NABOKZH</text:p>
          </table:table-cell>
          <table:table-cell office:value-type="string">
            <text:p>24YF3Q0JG5TY2TQHP7V9N9SSSJ2IEJ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75</text:p>
          </table:table-cell>
          <table:table-cell office:value-type="string">
            <text:p>Wed Sep 26 04:17:50 GMT 2012</text:p>
          </table:table-cell>
          <table:table-cell office:value-type="float" office:value="10">
            <text:p>10</text:p>
          </table:table-cell>
          <table:table-cell office:value-type="string">
            <text:p>BatchId:918793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0 04:17:50 GMT 2012</text:p>
          </table:table-cell>
          <table:table-cell table:number-columns-repeated="2"/>
          <table:table-cell office:value-type="string">
            <text:p>2OJSQV66RLPHYZH2MS1VSI62UV9D51</text:p>
          </table:table-cell>
          <table:table-cell office:value-type="string">
            <text:p>A3KCT51PDCLUFD</text:p>
          </table:table-cell>
          <table:table-cell office:value-type="string">
            <text:p>Approved</text:p>
          </table:table-cell>
          <table:table-cell office:value-type="string">
            <text:p>Wed Sep 26 04:19:35 GMT 2012</text:p>
          </table:table-cell>
          <table:table-cell office:value-type="string">
            <text:p>Wed Sep 26 04:25:14 GMT 2012</text:p>
          </table:table-cell>
          <table:table-cell office:value-type="string">
            <text:p>Tue Oct 02 21:25:14 PDT 2012</text:p>
          </table:table-cell>
          <table:table-cell office:value-type="string">
            <text:p>Tue Sep 25 21:53:53 PDT 2012</text:p>
          </table:table-cell>
          <table:table-cell table:number-columns-repeated="2"/>
          <table:table-cell office:value-type="float" office:value="339">
            <text:p>339</text:p>
          </table:table-cell>
          <table:table-cell table:number-columns-repeated="3" office:value-type="string">
            <text:p>100% (2/2)</text:p>
          </table:table-cell>
          <table:table-cell office:value-type="float" office:value="23">
            <text:p>23</text:p>
          </table:table-cell>
          <table:table-cell office:value-type="string">
            <text:p>Interesting stuff.</text:p>
          </table:table-cell>
          <table:table-cell office:value-type="string">
            <text:p>Happy</text:p>
          </table:table-cell>
          <table:table-cell office:value-type="string">
            <text:p>Got it on #17!</text:p>
          </table:table-cell>
          <table:table-cell office:value-type="string">
            <text:p>Yes</text:p>
          </table:table-cell>
          <table:table-cell office:value-type="string">
            <text:p>Outraged</text:p>
          </table:table-cell>
          <table:table-cell office:value-type="string">
            <text:p>Wasn't even close</text:p>
          </table:table-cell>
          <table:table-cell office:value-type="string">
            <text:p>No</text:p>
          </table:table-cell>
          <table:table-cell office:value-type="string">
            <text:p>Aversion</text:p>
          </table:table-cell>
          <table:table-cell office:value-type="string">
            <text:p>It came close with disgust, just didn't get close enough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2">
          <table:table-cell office:value-type="string">
            <text:p>24VWIOV1S7SNJJ71LXUYLZ8NABOKZH</text:p>
          </table:table-cell>
          <table:table-cell office:value-type="string">
            <text:p>24YF3Q0JG5TY2TQHP7V9N9SSSJ2IEJ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75</text:p>
          </table:table-cell>
          <table:table-cell office:value-type="string">
            <text:p>Wed Sep 26 04:17:50 GMT 2012</text:p>
          </table:table-cell>
          <table:table-cell office:value-type="float" office:value="10">
            <text:p>10</text:p>
          </table:table-cell>
          <table:table-cell office:value-type="string">
            <text:p>BatchId:918793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0 04:17:50 GMT 2012</text:p>
          </table:table-cell>
          <table:table-cell table:number-columns-repeated="2"/>
          <table:table-cell office:value-type="string">
            <text:p>2RNKCJ011K27KPLUBMN698N4D6HB9K</text:p>
          </table:table-cell>
          <table:table-cell office:value-type="string">
            <text:p>AR3X3ZI8S2TNS</text:p>
          </table:table-cell>
          <table:table-cell office:value-type="string">
            <text:p>Approved</text:p>
          </table:table-cell>
          <table:table-cell office:value-type="string">
            <text:p>Wed Sep 26 04:20:53 GMT 2012</text:p>
          </table:table-cell>
          <table:table-cell office:value-type="string">
            <text:p>Wed Sep 26 04:28:46 GMT 2012</text:p>
          </table:table-cell>
          <table:table-cell office:value-type="string">
            <text:p>Tue Oct 02 21:28:46 PDT 2012</text:p>
          </table:table-cell>
          <table:table-cell office:value-type="string">
            <text:p>Tue Sep 25 21:53:53 PDT 2012</text:p>
          </table:table-cell>
          <table:table-cell table:number-columns-repeated="2"/>
          <table:table-cell office:value-type="float" office:value="473">
            <text:p>473</text:p>
          </table:table-cell>
          <table:table-cell table:number-columns-repeated="3" office:value-type="string">
            <text:p>100% (1/1)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sad</text:p>
          </table:table-cell>
          <table:table-cell/>
          <table:table-cell office:value-type="string">
            <text:p>yes</text:p>
          </table:table-cell>
          <table:table-cell office:value-type="string">
            <text:p>elated</text:p>
          </table:table-cell>
          <table:table-cell/>
          <table:table-cell office:value-type="string">
            <text:p>no</text:p>
          </table:table-cell>
          <table:table-cell office:value-type="string">
            <text:p>infuriated</text:p>
          </table:table-cell>
          <table:table-cell/>
          <table:table-cell office:value-type="string">
            <text:p>no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2">
          <table:table-cell office:value-type="string">
            <text:p>24VWIOV1S7SNJJ71LXUYLZ8NABOKZH</text:p>
          </table:table-cell>
          <table:table-cell office:value-type="string">
            <text:p>24YF3Q0JG5TY2TQHP7V9N9SSSJ2IEJ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75</text:p>
          </table:table-cell>
          <table:table-cell office:value-type="string">
            <text:p>Wed Sep 26 04:17:50 GMT 2012</text:p>
          </table:table-cell>
          <table:table-cell office:value-type="float" office:value="10">
            <text:p>10</text:p>
          </table:table-cell>
          <table:table-cell office:value-type="string">
            <text:p>BatchId:918793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0 04:17:50 GMT 2012</text:p>
          </table:table-cell>
          <table:table-cell table:number-columns-repeated="2"/>
          <table:table-cell office:value-type="string">
            <text:p>2UA62NJQ2172FFNB822KTCVEI6KWOY</text:p>
          </table:table-cell>
          <table:table-cell office:value-type="string">
            <text:p>A1YO03P3SSC7CD</text:p>
          </table:table-cell>
          <table:table-cell office:value-type="string">
            <text:p>Approved</text:p>
          </table:table-cell>
          <table:table-cell office:value-type="string">
            <text:p>Wed Sep 26 04:22:20 GMT 2012</text:p>
          </table:table-cell>
          <table:table-cell office:value-type="string">
            <text:p>Wed Sep 26 04:28:55 GMT 2012</text:p>
          </table:table-cell>
          <table:table-cell office:value-type="string">
            <text:p>Tue Oct 02 21:28:55 PDT 2012</text:p>
          </table:table-cell>
          <table:table-cell office:value-type="string">
            <text:p>Tue Sep 25 21:53:53 PDT 2012</text:p>
          </table:table-cell>
          <table:table-cell table:number-columns-repeated="2"/>
          <table:table-cell office:value-type="float" office:value="395">
            <text:p>395</text:p>
          </table:table-cell>
          <table:table-cell table:number-columns-repeated="3" office:value-type="string">
            <text:p>100% (1/1)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happy</text:p>
          </table:table-cell>
          <table:table-cell/>
          <table:table-cell office:value-type="string">
            <text:p>No</text:p>
          </table:table-cell>
          <table:table-cell office:value-type="string">
            <text:p>confused</text:p>
          </table:table-cell>
          <table:table-cell/>
          <table:table-cell office:value-type="string">
            <text:p>yes</text:p>
          </table:table-cell>
          <table:table-cell office:value-type="string">
            <text:p>quixotic</text:p>
          </table:table-cell>
          <table:table-cell/>
          <table:table-cell office:value-type="string">
            <text:p>No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2">
          <table:table-cell office:value-type="string">
            <text:p>24VWIOV1S7SNJJ71LXUYLZ8NABOKZH</text:p>
          </table:table-cell>
          <table:table-cell office:value-type="string">
            <text:p>24YF3Q0JG5TY2TQHP7V9N9SSSJ2IEJ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75</text:p>
          </table:table-cell>
          <table:table-cell office:value-type="string">
            <text:p>Wed Sep 26 04:17:50 GMT 2012</text:p>
          </table:table-cell>
          <table:table-cell office:value-type="float" office:value="10">
            <text:p>10</text:p>
          </table:table-cell>
          <table:table-cell office:value-type="string">
            <text:p>BatchId:918793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Wed Oct 10 04:17:50 GMT 2012</text:p>
          </table:table-cell>
          <table:table-cell table:number-columns-repeated="2"/>
          <table:table-cell office:value-type="string">
            <text:p>2UFQY2RCJK63F1SO8NRK2IAQGV4U5S</text:p>
          </table:table-cell>
          <table:table-cell office:value-type="string">
            <text:p>A42HOWK7GR37J</text:p>
          </table:table-cell>
          <table:table-cell office:value-type="string">
            <text:p>Approved</text:p>
          </table:table-cell>
          <table:table-cell office:value-type="string">
            <text:p>Wed Sep 26 04:19:48 GMT 2012</text:p>
          </table:table-cell>
          <table:table-cell office:value-type="string">
            <text:p>Wed Sep 26 04:30:11 GMT 2012</text:p>
          </table:table-cell>
          <table:table-cell office:value-type="string">
            <text:p>Tue Oct 02 21:30:11 PDT 2012</text:p>
          </table:table-cell>
          <table:table-cell office:value-type="string">
            <text:p>Tue Sep 25 21:53:53 PDT 2012</text:p>
          </table:table-cell>
          <table:table-cell table:number-columns-repeated="2"/>
          <table:table-cell office:value-type="float" office:value="623">
            <text:p>623</text:p>
          </table:table-cell>
          <table:table-cell table:number-columns-repeated="3" office:value-type="string">
            <text:p>100% (1/1)</text:p>
          </table:table-cell>
          <table:table-cell office:value-type="float" office:value="27">
            <text:p>27</text:p>
          </table:table-cell>
          <table:table-cell office:value-type="string">
            <text:p>Everything worked perfectly. Cool program.</text:p>
          </table:table-cell>
          <table:table-cell office:value-type="string">
            <text:p>happiness</text:p>
          </table:table-cell>
          <table:table-cell/>
          <table:table-cell office:value-type="string">
            <text:p>yes</text:p>
          </table:table-cell>
          <table:table-cell office:value-type="string">
            <text:p>disgust</text:p>
          </table:table-cell>
          <table:table-cell/>
          <table:table-cell office:value-type="string">
            <text:p>yes</text:p>
          </table:table-cell>
          <table:table-cell office:value-type="string">
            <text:p>frustration</text:p>
          </table:table-cell>
          <table:table-cell/>
          <table:table-cell office:value-type="string">
            <text:p>yes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25"/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2"/>
          <table:table-cell office:value-type="float" office:value="0.2">
            <text:p>0.2</text:p>
          </table:table-cell>
          <table:table-cell table:number-columns-repeated="6"/>
          <table:table-cell table:formula="of:=([.AF12]+[.AI12]+[.AL12])/3" office:value-type="float" office:value="0.633333333333333">
            <text:p>0.6333333333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25"/>
          <table:table-cell office:value-type="float" office:value="1">
            <text:p>1</text:p>
          </table:table-cell>
          <table:table-cell table:number-columns-repeated="2"/>
          <table:table-cell office:value-type="float" office:value="0.9">
            <text:p>0.9</text:p>
          </table:table-cell>
          <table:table-cell table:number-columns-repeated="2"/>
          <table:table-cell office:value-type="float" office:value="0.6">
            <text:p>0.6</text:p>
          </table:table-cell>
          <table:table-cell table:number-columns-repeated="6"/>
          <table:table-cell table:formula="of:=([.AF13]+[.AI13]+[.AL13])/3" office:value-type="float" office:value="0.833333333333333">
            <text:p>0.8333333333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28"/>
          <table:table-cell office:value-type="string">
            <text:p>outraged</text:p>
          </table:table-cell>
          <table:table-cell table:number-columns-repeated="2"/>
          <table:table-cell office:value-type="string">
            <text:p>conflicted,aversion,infiriation,quixotic</text:p>
          </table:table-cell>
          <table:table-cell table:number-columns-repeated="7"/>
        </table:table-row>
      </table:table>
      <table:table table:name="Sheet2" table:style-name="ta1">
        <table:table-column table:style-name="co37" table:number-columns-repeated="5" table:default-cell-style-name="Default"/>
        <table:table-row table:style-name="ro2">
          <table:table-cell office:value-type="string">
            <text:p>subject</text:p>
          </table:table-cell>
          <table:table-cell office:value-type="string">
            <text:p>word</text:p>
          </table:table-cell>
          <table:table-cell office:value-type="string">
            <text:p>difficulty</text:p>
          </table:table-cell>
          <table:table-cell office:value-type="string">
            <text:p>success</text:p>
          </table:table-cell>
          <table:table-cell office:value-type="string">
            <text:p>invocab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30">09/30/2012</text:date>, <text:time>18:3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30T18:36:08</dc:date>
    <meta:generator>LibreOffice/3.4$Unix LibreOffice_project/340m1$Build-1505</meta:generator>
    <meta:editing-duration>PT1M45S</meta:editing-duration>
    <meta:editing-cycles>1</meta:editing-cycles>
    <meta:document-statistic meta:table-count="2" meta:cell-count="429" meta:object-count="0"/>
  </office:meta>
</office:document-meta>
</file>